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2f50" officeooo:paragraph-rsid="00142f50"/>
    </style:style>
    <style:style style:name="P2" style:family="paragraph" style:parent-style-name="Standard" style:list-style-name="L1">
      <style:text-properties officeooo:rsid="00142f50" officeooo:paragraph-rsid="00142f50"/>
    </style:style>
    <style:style style:name="P3" style:family="paragraph" style:parent-style-name="Standard" style:list-style-name="L2">
      <style:text-properties officeooo:rsid="00142f50" officeooo:paragraph-rsid="00142f50"/>
    </style:style>
    <style:style style:name="P4" style:family="paragraph" style:parent-style-name="Standard">
      <style:text-properties officeooo:paragraph-rsid="00142f50"/>
    </style:style>
    <style:style style:name="P5" style:family="paragraph" style:parent-style-name="Standard" style:list-style-name="L3">
      <style:text-properties officeooo:paragraph-rsid="00142f50"/>
    </style:style>
    <style:style style:name="T1" style:family="text">
      <style:text-properties officeooo:rsid="00142f5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port Management Vehicle tracker<text:line-break/>Changes</text:p>
      <text:list xml:id="list2206894272" text:style-name="L1">
        <text:list-item>
          <text:p text:style-name="P2">Added a a Graphical user interface to make it more accessible</text:p>
        </text:list-item>
        <text:list-item>
          <text:p text:style-name="P2">Improved code readability by commenting and modularization</text:p>
        </text:list-item>
        <text:list-item>
          <text:p text:style-name="P2">Implemented Abstraction methods Such hiding our API key and using String builder Notation</text:p>
          <text:p text:style-name="P2"/>
        </text:list-item>
      </text:list>
      <text:p text:style-name="P4"><text:span text:style-name="T1">Improvements to be made are </text:span></text:p>
      <text:list xml:id="list2722486586" text:style-name="L3">
        <text:list-item>
          <text:p text:style-name="P5"><text:span text:style-name="T1">Adding a database </text:span></text:p>
        </text:list-item>
      </text:list>
      <text:list xml:id="list2821878260" text:style-name="L2">
        <text:list-item>
          <text:p text:style-name="P3">Improving on the GUI to make it more Attractiv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5:15:26.258511525</meta:creation-date>
    <dc:date>2024-03-14T05:21:50.095141987</dc:date>
    <meta:editing-duration>PT6M24S</meta:editing-duration>
    <meta:editing-cycles>1</meta:editing-cycles>
    <meta:document-statistic meta:table-count="0" meta:image-count="0" meta:object-count="0" meta:page-count="1" meta:paragraph-count="8" meta:word-count="59" meta:character-count="351" meta:non-whitespace-character-count="303"/>
    <meta:generator>LibreOffice/7.3.7.2$Linux_X86_64 LibreOffice_project/30$Build-2</meta:generator>
  </office:meta>
</office:document-meta>
</file>